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KOPJHF+TimesNewRomanPSMT" svg:font-family="KOPJHF+TimesNewRomanPSMT"/>
    <style:font-face style:name="KPBLMA+MS-Mincho" svg:font-family="KPBLMA+MS-Mincho"/>
    <style:font-face style:name="KOPKCB+TimesNewRomanPSMT" svg:font-family="KOPKCB+TimesNewRomanPSMT" style:font-family-generic="roman"/>
    <style:font-face style:name="TimesNewRomanPS-BoldMT" svg:font-family="TimesNewRomanPS-BoldM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16a422"/>
    </style:style>
    <style:style style:name="P2" style:family="paragraph" style:parent-style-name="Text_20_body">
      <style:text-properties officeooo:paragraph-rsid="00178d45"/>
    </style:style>
    <style:style style:name="P3" style:family="paragraph" style:parent-style-name="Text_20_body">
      <style:text-properties officeooo:paragraph-rsid="0017d927"/>
    </style:style>
    <style:style style:name="P4" style:family="paragraph" style:parent-style-name="Text_20_body">
      <style:text-properties officeooo:paragraph-rsid="001892ce"/>
    </style:style>
    <style:style style:name="P5" style:family="paragraph" style:parent-style-name="Text_20_body">
      <style:text-properties officeooo:paragraph-rsid="001893d7"/>
    </style:style>
    <style:style style:name="P6" style:family="paragraph" style:parent-style-name="Text_20_body">
      <style:text-properties officeooo:paragraph-rsid="001a47c1"/>
    </style:style>
    <style:style style:name="P7" style:family="paragraph" style:parent-style-name="Text_20_body">
      <style:text-properties officeooo:rsid="0016a422"/>
    </style:style>
    <style:style style:name="P8" style:family="paragraph" style:parent-style-name="Text_20_body">
      <style:text-properties officeooo:rsid="0016a422" officeooo:paragraph-rsid="0016a422"/>
    </style:style>
    <style:style style:name="P9" style:family="paragraph" style:parent-style-name="Text_20_body">
      <style:text-properties officeooo:rsid="0016a422" officeooo:paragraph-rsid="001d16e8"/>
    </style:style>
    <style:style style:name="P10" style:family="paragraph" style:parent-style-name="Text_20_body">
      <style:text-properties officeooo:rsid="0016a422" officeooo:paragraph-rsid="0020973a"/>
    </style:style>
    <style:style style:name="P11" style:family="paragraph" style:parent-style-name="Text_20_body">
      <style:text-properties officeooo:rsid="0016a422" officeooo:paragraph-rsid="0022072a"/>
    </style:style>
    <style:style style:name="P12" style:family="paragraph" style:parent-style-name="Text_20_body">
      <style:text-properties officeooo:rsid="0016a422" officeooo:paragraph-rsid="00238627"/>
    </style:style>
    <style:style style:name="P13" style:family="paragraph" style:parent-style-name="Text_20_body">
      <style:text-properties officeooo:rsid="001893d7" officeooo:paragraph-rsid="001893d7"/>
    </style:style>
    <style:style style:name="P14" style:family="paragraph" style:parent-style-name="Text_20_body">
      <style:text-properties officeooo:rsid="001a47c1" officeooo:paragraph-rsid="001a47c1"/>
    </style:style>
    <style:style style:name="P15" style:family="paragraph" style:parent-style-name="Text_20_body">
      <style:text-properties officeooo:rsid="001a47c1" officeooo:paragraph-rsid="001d16e8"/>
    </style:style>
    <style:style style:name="P16" style:family="paragraph" style:parent-style-name="Text_20_body">
      <style:text-properties officeooo:rsid="001a47c1" officeooo:paragraph-rsid="001ebd01"/>
    </style:style>
    <style:style style:name="P17" style:family="paragraph" style:parent-style-name="Text_20_body">
      <style:text-properties officeooo:rsid="00178d45"/>
    </style:style>
    <style:style style:name="P18" style:family="paragraph" style:parent-style-name="Text_20_body">
      <style:text-properties officeooo:rsid="00178d45" officeooo:paragraph-rsid="00178d45"/>
    </style:style>
    <style:style style:name="P19" style:family="paragraph" style:parent-style-name="Text_20_body">
      <style:text-properties officeooo:rsid="0014f791" officeooo:paragraph-rsid="00178d45"/>
    </style:style>
    <style:style style:name="P20" style:family="paragraph" style:parent-style-name="Text_20_body" style:list-style-name="WW8Num3">
      <style:text-properties officeooo:paragraph-rsid="00178d45"/>
    </style:style>
    <style:style style:name="P21" style:family="paragraph" style:parent-style-name="Text_20_body">
      <style:text-properties officeooo:paragraph-rsid="001d16e8"/>
    </style:style>
    <style:style style:name="P22" style:family="paragraph" style:parent-style-name="Text_20_body">
      <style:text-properties officeooo:paragraph-rsid="001ebd01"/>
    </style:style>
    <style:style style:name="P23" style:family="paragraph" style:parent-style-name="Text_20_body">
      <style:text-properties officeooo:paragraph-rsid="0022072a"/>
    </style:style>
    <style:style style:name="P24" style:family="paragraph" style:parent-style-name="Text_20_body">
      <style:text-properties officeooo:paragraph-rsid="0022d814"/>
    </style:style>
    <style:style style:name="P25" style:family="paragraph" style:parent-style-name="Text_20_body">
      <style:text-properties officeooo:paragraph-rsid="0023147c"/>
    </style:style>
    <style:style style:name="P26" style:family="paragraph" style:parent-style-name="Text_20_body">
      <style:text-properties officeooo:paragraph-rsid="0024c551"/>
    </style:style>
    <style:style style:name="P27" style:family="paragraph" style:parent-style-name="Heading_20_1">
      <style:text-properties officeooo:rsid="0014f791"/>
    </style:style>
    <style:style style:name="P28" style:family="paragraph" style:parent-style-name="Heading_20_1">
      <style:text-properties officeooo:rsid="0014f791" officeooo:paragraph-rsid="0014f791"/>
    </style:style>
    <style:style style:name="P29" style:family="paragraph" style:parent-style-name="Heading_20_1">
      <style:text-properties officeooo:paragraph-rsid="00178d45"/>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2">
      <style:text-properties officeooo:rsid="001893d7"/>
    </style:style>
    <style:style style:name="P33" style:family="paragraph" style:parent-style-name="Heading_20_2">
      <style:text-properties officeooo:rsid="001a47c1"/>
    </style:style>
    <style:style style:name="P34" style:family="paragraph" style:parent-style-name="Heading_20_2">
      <style:text-properties officeooo:rsid="0014f791"/>
    </style:style>
    <style:style style:name="P35" style:family="paragraph" style:parent-style-name="Heading_20_3">
      <style:text-properties officeooo:rsid="001893d7"/>
    </style:style>
    <style:style style:name="T1" style:family="text">
      <style:text-properties officeooo:rsid="0014f791"/>
    </style:style>
    <style:style style:name="T2" style:family="text">
      <style:text-properties officeooo:rsid="0016a422"/>
    </style:style>
    <style:style style:name="T3" style:family="text">
      <style:text-properties style:text-position="super 58%"/>
    </style:style>
    <style:style style:name="T4" style:family="text">
      <style:text-properties style:text-position="sub 58%"/>
    </style:style>
    <style:style style:name="T5" style:family="text">
      <style:text-properties officeooo:rsid="00178d45"/>
    </style:style>
    <style:style style:name="T6" style:family="text">
      <style:text-properties style:font-name="Wingdings"/>
    </style:style>
    <style:style style:name="T7" style:family="text">
      <style:text-properties officeooo:rsid="001893d7"/>
    </style:style>
    <style:style style:name="T8" style:family="text">
      <style:text-properties officeooo:rsid="001a47c1"/>
    </style:style>
    <style:style style:name="T9" style:family="text">
      <style:text-properties officeooo:rsid="0022072a"/>
    </style:style>
    <style:style style:name="T10" style:family="text">
      <style:text-properties officeooo:rsid="0022d814"/>
    </style:style>
    <style:style style:name="T11" style:family="text">
      <style:text-properties officeooo:rsid="0023147c"/>
    </style:style>
    <style:style style:name="T12" style:family="text">
      <style:text-properties officeooo:rsid="0024c5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Abstract</text:h>
      <text:p text:style-name="P23"><text:span text:style-name="T9">The international collaboration for the future European Spallation Source (ESS) required the formation of a Target Station Concept Selection (TSCS) working group, with the task to re-evaluate the potential target concepts for ESS, moving away for the short pulse experiences of the last decade, and re-considering many of the concepts studied over 50 years of R&amp;D in the field of spallation neutron sources.</text:span></text:p>
      <text:p text:style-name="P24"><text:span text:style-name="T7">In ESS the </text:span><text:span text:style-name="T10">2 mA spallation beam at 2.5 GeV is pulsed with a repetition rate of 20Hz. The spallation target must dissipate about 2.8MW within a relatively short space </text:span><text:span text:style-name="T8">(with a conservative 56% thermal efficiency). The main targetry concern for pulsed spallation neutron sources (ESS, SNS, JSNS) in the last decade centered on the effects and mitigation of the pressure wave caused by the quasi-instantaneous deposition of large amounts of energy (60 kJ in <text:s/>~1 ms) in a few litres of Hg. </text:span><text:span text:style-name="T10">In ESS a long pulse solution was chosen to mitigate these effects.</text:span></text:p>
      <text:p text:style-name="P25">In the PDS-XADS FP5 project, a windowless channel like target has already been dimensioned and simulated for a relatively similar proton beam: 2.4 MWth, 5 mA and 600 MeV. In the framework of this project, the spallation target was conceived by Ansaldo and developed mainly by CRS4 and ENEA. <text:span text:style-name="T11">Starting from this concept we investigated the feasibility of a windowless concept for the ESS conditions, by adapting this concept with a simple scaling for the EUROTRANS EFIT 16 MWe target. </text:span></text:p>
      <text:p text:style-name="P25"><text:span text:style-name="T11">We concentrated on the numerical simulation of the flow for the stability of the free surface and the response to dynamic pulses. The windowless concept has been adapted to the ESS target station design by KIT with their WITA concept.</text:span></text:p>
      <text:p text:style-name="P26"><text:span text:style-name="T2">In this document, we present a series of CFD simulations to build a sound proposal of windowless channel spallation target for ESS. The simulation could be completed in a satisfactory way thanks to the use of a specific </text:span><text:span text:style-name="T12">surface</text:span><text:span text:style-name="T2"> sharpening algorithm, </text:span><text:span text:style-name="T12">developed in the framework of the </text:span><text:span text:style-name="T2">THINS FP7 <text:s/>lacking the usual rigidifying defect of common sharpening algorithms.</text:span></text:p>
      <text:p text:style-name="P26"><text:span text:style-name="T2">A very large mass flow rate, in comparison with the reference one about 220 kg/s, leads to a minimized temperature range and in consequence to a very low thermal stress. However, increasing the flow at constant geometry leads to the destabilisation of the free surface which become more and more agitated. Therefore, an optimum could be reached by maximising the mass flow rate for a minimum acceptable free-surface unsteadiness.</text:span></text:p>
      <text:p text:style-name="P26">The <text:span text:style-name="T12">dynamic effects of proton beam deposition on the free surface windowless target are investigated numerically with a smoothed particle hydrodynamic simulation through a specifically developed code, <text:s/>that allowed to identify the pressure waves in the liquid and estimate the splashing phenomena at the free surface.</text:span></text:p>
      <text:p text:style-name="P26"><text:span text:style-name="T2"/></text:p>
      <text:p text:style-name="P12"/>
      <text:p text:style-name="P12"><text:span text:style-name="T2"/></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1"><text:span text:style-name="T9"/></text:p>
      <text:p text:style-name="P11"><text:span text:style-name="T9"/></text:p>
      <text:p text:style-name="Text_20_body"><text:soft-page-break/>In the framework of the international collaboration on the future European Spallation Source (ESS), in a preliminary conceptual phase during 2010, a Target Station Concept Selection (TSCS) working group has been formed with the aim of making an evaluation of the different target concepts already developed to see which ones are more suited and easily adapted to the ESS objectives.</text:p>
      <text:p text:style-name="P21"><text:span text:style-name="T8">This move away from the short pulse target station along with operational experience gained in the last decade on MW-class spallation targets prompted a re-evaluation of potential target concepts for the ESS. Though it was always likely that a concept would be chosen amongst those studied over 50 years of R&amp;D in the field of spallation neutron sources [Error: Reference source not found,Error: Reference source not found], it was decided that some features of seemingly exotic solutions could be investigated as the more classical solutions would be reviewed in order to choose the final design.</text:span></text:p>
      <text:p text:style-name="P15">The main targetry concern for pulsed spallation neutron sources (ESS, SNS, JSNS) in the last decade centered on the effects and mitigation of the pressure wave caused by the quasi-instantaneous deposition of large amounts of energy (60 kJ in <text:s/>~1 ms) in a few litres of Hg, with a large experimental programme led by the ASTE collaboration </text:p>
      <text:p text:style-name="P16">The main critical component of the Target Station is the Spallation Target. This target must dissipate about 2..8 MW from a 2 mA, 2.5 GeV spallation beam (with a conservative 56% thermal efficiency) within a relatively short space.</text:p>
      <text:p text:style-name="P22">In the PDS-XADS FP5 project, a windowless channel like target has already been dimensioned and simulated for a relatively similar proton beam: 2.4 MWth, 5 mA and 600 MeV. In the framework of this project, the spallation target was conceived by Ansaldo and developed mainly by CRS4 and ENEA. We investigate in this report the possibility to adapt the PDS-XADS concept (adopted as is with a simple scaling for the EUROTRANS EFIT 16 MWe target) to the ESS constraints.</text:p>
      <text:p text:style-name="P21"><text:span text:style-name="T2">The main challenge of the PDS-XADS design was to organize a controlled horizontal flow in a very short space. The flow had to rise up, bend to horizontal, cross horizontally the spallation region, bend downward and sink to the lower part to be cooled down by an Heat eXchanger (HX). All this had to be performed in a cylinder of about half metre diameter. The pumping system had also to be located in this cylinder, with a relatively low pressure head, so the mass flow rate and the pressure drop in the loop were of great concern.</text:span></text:p>
      <text:p text:style-name="P9"><text:span text:style-name="T7">In ESS the high beam power is provided by a pulsed source with long pulses and a repetitions rate of f=20 Hz. The deposited heat sums up to Qaverage= 5 MW or Wpulse=Qaverage/f=250kJ. Heating is accompanied with thermal expansion of the target material and thus with thermal stresses and potentially with pressure waves propagating through the target material.</text:span></text:p>
      <text:p text:style-name="P9">In the following, we present the main simulations performed to arrive to a consistent update of the windowless channel spallation target for the ESS purpose. These simulations, starting from an extremely simple dimensioning check, progressively took into account the information released during the 2010 TSCS working group meeting, and also took profit of bilateral working meetings with the TSCS head. The time evolution of the channel target is reproduced hereafter.</text:p>
      <text:p text:style-name="P1">The <text:span text:style-name="T2">SPH </text:span>simulations are performed using the serial version of the Armando v1.0 . It is a smoothed particle hydrodynamic code, developed in collaboration with CERN for the study of transients in liquids, with particular care for fast transients in liquid targets due to proton beam.</text:p>
      <text:p text:style-name="P10">In this document, we present a series of CFD simulations performed with starccm+V5 to build a sound proposal of windowless channel spallation target for ESS. The simulation could be completed in a satisfactory way thanks to the use of a specific sharpening algorithm. This algorithm is explained and commented. The last simulations implementation is also described in details. The final results are shown. They appear very satisfying because the sharpening algorithm performs very well without giving rigidity to the free-surface and because the design elaborated seems a very promising basis for an ESS spallation target. </text:p>
      <text:p text:style-name="P10"><text:soft-page-break/>Out objectives In the framework of the THINS FP7 are to demonstrate the efficiency of a surface sharpening strategy lacking the usual rigidifying defect of common sharpening algorithms and to demonstrate the applicability of mesh-less particle techniques to the simulation of fast transient induced by proton beam impact on liquid targets. The application of the algorithm for a free-surface spallation target is ideally in line with the THINS objective.</text:p>
      <text:p text:style-name="P10">From a preliminary analysis of the ESS requirements, it looked like the stream-wise direction could be arbitrarily extended. With much more space to bend the flow to horizontal, one could operate in a smoother way and reduce quite a lot the pressure losses. Moreover, the pumping system could be located remotely without any power limitation due to volumetric constraints. The mass flow rate was therefore thought to be arbitrarily extendable. </text:p>
      <text:p text:style-name="P10"><text:span text:style-name="T2">A very large mass flow rate, in comparison with the reference one about 220 kg/s, leads to a minimized temperature range and in consequence to a very low thermal stress. However, increasing the flow at constant geometry leads to the destabilisation of the free surface which become more and more agitated. Therefore, an optimum could be reached by maximising the mass flow rate for a minimum acceptable free-surface unsteadiness.</text:span></text:p>
      <text:h text:style-name="P30" text:outline-level="1"/>
      <text:h text:style-name="P31" text:outline-level="1">Concept description</text:h>
      <text:h text:style-name="Heading_20_2" text:outline-level="2">LBE loop</text:h>
      <text:p text:style-name="Text_20_body">The concept takes as a basis the reference Hg loop concept of ESS 2003, of which it represents a modification. The concept is only relative to the spallation region of the target loop. It may be in principle applied to any Liquid Metal loop. It is proposed here for the Lead-Bismuth Eutectic (LBE) but is straightforwardly adaptable to a Lead target. The design is based on a channel of liquid metal with a free surface on the top in contact with near vacuum. There is no structural window between the beam line and the target bulk. The beam reaches the liquid metal channel from the top free surface, it is oriented with an angle of 45deg with respect to the vertical. See Figure 1</text:p>
      <text:p text:style-name="P1"><text:span text:style-name="T2">An ESS spallation target meeting occurred during the former simulations run (TSCS meeting in Juelich 15-16 June 2010). During the meeting, it has been made clear with a presentation made by P. </text:span><text:span text:style-name="T2">Zimmermann 1 that the use of Hg as spallation material would be faced with huge accreditation issues related to safety, and mainly to decommissioning. Therefore, an Hg spallation target proposal was almost surely doomed to failure.</text:span></text:p>
      <text:p text:style-name="P8">A few days after, we had a bi-lateral meeting with the ESSS target team. During this meeting, the Mercury issue was confirmed and we tried to put the basis on reasonable constraints and objectives to switch to an LBE loop.</text:p>
      <text:p text:style-name="Text_20_body">The design of the beam line has to be modified with respect to the ESS 2003 because the beam entrance is no longer horizontal. The target geometry section is shown in Figure 2. The width and height of the channel are related to the beam size. For a sigma of the beam of 1.5cm and 5 cm the channel width is 8 cm and the height is taken equal to 60 cm. These parameters may be adjusted to fit the energy beam power deposition. The concept presented here is based on the PDS-XADS FP5 project, a windowless channel like target that has already been dimensioned and simulated for a relatively similar proton beam: 2.6MWth, 6mA and 600 Mev. In the framework of this project, the spallation target was conceived by Ansaldo and developed mainly by CRS4 and ENEA.</text:p>
      <text:h text:style-name="Heading_20_2" text:outline-level="2">LBE vs Hg</text:h>
      <text:p text:style-name="P7">The main advantages of Mercury were two. It can be operated at room temperature and it has a large specific weight. In all the discussions performed with the ESS team, the first advantage was considered negligible. Worse, some people retained that is would be better to operate at a much higher temperature as it would be beneficial for the self-healing properties of the strongly irradiated materials. The fact that the moderators had to be put the closer possible to the target and that they must be operated at 4K was not considered an issue. So, reducing the temperature gap between the moderators and the target is not considered an added value at this stage of the project.</text:p>
      <text:p text:style-name="P7">With regards to these two properties, LBE is only slightly lighter than Hg, its density being about 25% less (still about 10.5…) and its melting temperature is quite low: 398K (125 C). However LBE has other extremely beneficial features. Its boiling temperature is 1943K while the Hg one is only 630K. The LBE vapour pressure is extremely low, below 0.014 Pa up to 550 C, a value practically never reached by Hg (except a few degrees close to the melting point at -39C).</text:p>
      <text:p text:style-name="P7">Taking into account that large flow rates are not welcome, one must cope with non negligible temperature variations (at least 100 K, but eventually much more) and to be compatible with an almost perfect vacuum (0.01 Pa), only LBE ( that is, not Hg) allows to potentially build a free surface spallation target with a limited mass flow rate. From a practical point of view, if the LBE free-surface temperature is kept below 550 C, then there is no need to restrict its span, because the evaporation is no more an issue.</text:p>
      <text:p text:style-name="P7">As a spallation target material, LBE has one inconvenient. It produces a large amount of Polonium. <text:soft-page-break/>Polonium is only considered a highly toxic venom, so either one as to find a useful application for it1, or one has to deal with its treatment and neutralization. </text:p>
      <text:p text:style-name="P7">While not giving any solution to this issue, one should note that the CDT European project [ 0] foresees the realization of a Fast Spectrum transmutation Facility (FASTEF) in Mol (Belgium) with LBE serving both as spallation target and core primary coolant. The foreseen LBE inventory is about 4,000 Tons [ 0], at least two orders more than the one foreseen for ESS, and all this LBE will be highly contaminated with Polonium. Therefore, solutions for the Polonium issue will have to be implemented in the CDT framework and these solutions have high probability to be satisfactorily applicable <text:s/>to the ESS Polonium.</text:p>
      <text:p text:style-name="Text_20_body"><text:span text:style-name="T2">Another way to get rid of the Polonium issue is to get rid of the Bismuth in the LBE, that is, use molten </text:span><text:span text:style-name="T2">lead as coolant. The only real difference in operating with Lead or LBE is the operating temperature which should sufficiently over the Lead melting point at 600 K (200 K higher than LBE). From the CFD point of view, all the simulations performed with LBE can be straightforwardly reinterpreted for liquid Lead with good accuracy.</text:span></text:p>
      <text:p text:style-name="P7">Apart from changing the spallation target material, we also considered the beam orientation issue. With the increasing beam energy foreseen (2.5 GeV), bending magnets become more and more large, more and more heavy. Up to the point that putting a magnet exactly over the spallation source risks to overweight the structure. While magnets are present in all comprehensive beam line designs, magnets that bend the beam 90 degrees will be avoided. By the way, a down-coming beam inclined 30 to 60 degrees with the vertical is perfectly foreseeable, or even preferred. Therefore we agreed to consider a beam inclined 45 degrees to the vertical.</text:p>
      <text:p text:style-name="Text_20_body">The physical properties of LBE are taken from the LBE handbook<text:bookmark-ref text:reference-format="text" text:ref-name="_Ref266346476">Error: Reference source not found</text:bookmark-ref> ] and are reported in <text:bookmark-ref text:reference-format="text" text:ref-name="_Ref266352289">Error: Reference source not found</text:bookmark-ref>. Note that the extremely low vapour pressure at 300 C can be better understood observing that at this temperature, Lead is solid (while Bi melts at 271.5 C). Specific Heat, viscosity and thermal conductivity are simulated as in the table. In starccm+ version 5.02, it has not been possible to use together the Volume Of Fluid (VOF) feature and a temperature dependant density, trials leading to an apparently software crash (not to divergence of the flow). Buoyancy may lead to devastating effects, manly at very low flow rate, leading to thermal lock phenomena. It is therefore necessary to take it into account. This has been done by reverting to the Boussinesq approximation for buoyant flow, which is very commonly used for incompressible flows because one can still profit of <text:s/>the divergence free property of the velocity field and keep the general features of buoyant flows.</text:p>
      <text:p text:style-name="Text_20_body">The approximation consists in keeping the density constant to a reference temperature density T<text:span text:style-name="T4">0 </text:span>(here 573 K) and to introduce a body force in the momentum equation proportional to gravity and would be density variation to the reference one. Reported in terms of <text:s/>the temperature, it gives:</text:p>
      <text:p text:style-name="Text_20_body">f=a (T-T<text:span text:style-name="T4">0</text:span>) g, where a=-1.3236 is the coefficient in the density formula and g is the gravity vector. </text:p>
      <text:p text:style-name="P7">In the VOF context, the Boussinesq force f is multiplied by the LBE volume fraction before being applied to the overall momentum equation.</text:p>
      <text:h text:style-name="P33" text:outline-level="2">ETAM: HEAVY LIQUID METAL TARGET MATERIALS</text:h>
      <text:p text:style-name="P14">Heavy liquid metal target materials fulfill both the role of neutron production and that of coolant. Radiation damage in the liquid metal is not an issue since it does not have a structural role, although radioisotopes and stable elements are produced in large enough quantities to potentially alter its chemical and physical properties.</text:p>
      <text:p text:style-name="P6"><text:span text:style-name="T8">The liquid metals considered are mercury and pure lead or lead-based alloys such as lead-bismuth eutectic (LBE) or lead-gold eutectic (LGE). Mercury is liquid at room temperature which greatly simplifies its technical implementation compared with the Pb-based alloys. It has a relatively high thermal absorption cross-section, an advantage at the operating short-pulse spallation sources SNS </text:span><text:soft-page-break/><text:span text:style-name="T8">and JSNS since the flux of slower thermal neutrons from the target is significantly reduced, fast neutrons are incident on the moderators leaving a sharper/narrower cold neutron pulse for users. The constraints on neutron pulse width are less severe at a long pulse facility allowing for slower neutrons into the moderators. Figure 3 shows the moderated neutron flux from a mercury target to be lower than that from a lead target despite the higher density of mercury due to significant re-absorption of thermal neutrons within the mercury volume. Concerning physical properties, mercury has a boiling point of 357°C, much lower than that of lead at 1740°C, which translates into reduced margins for operation at </text:span><text:span text:style-name="T8">5 MW. Moreover mercury is highly volatile with a vapour pressure of 22 Pa at a typical operating temperature of 90°C compared with 2e-3 Pa for pure lead at 500°C, leading to increased risks of release of radioisotopes during normal operation, planned maintenance or accidental scenarios. </text:span></text:p>
      <text:p text:style-name="P14">When comparing the different Pb-based options, LBE stands out as the liquid metal for which the most relevant experience exists. The ~1 MW LBE MEGAPIE target that operated for 4 months at PSI provided a proof of principle for the feasibility of such a target as a spallation source. Additional experience comes from the operation of Russian submarines of the ALFA class operated with LBE-cooled fast breeder reactors of 155 MW power for 80 operational years. However, LBE has two considerable drawbacks:</text:p>
      <text:p text:style-name="P14">production of radiotoxic (a-emitting) polonium-210.</text:p>
      <text:p text:style-name="P14">Expansion by re-crystallisation after solidification.</text:p>
      <text:p text:style-name="P14">The evaporation behaviour of 206Po was measured and found to be similar in pure lead, LBE and LGE []. Results show a good retention of Po in the Pb-based liquid metals up to 600-700°C. Although Po evaporation is not expected to be significant for normal operating conditions, reducing the source term is one of the more fundamental goals when licensing a spallation facility to demonstrate the safety case can be handled in accidental scenarios. With 100 to 1000 times less Po produced in pure lead or LGE, these two options have been proposed as alternatives to LBE.</text:p>
      <text:p text:style-name="P14">Comparative studies on the corrosion behaviour of LGE and LBE in contact with SS316L on two separate but identical loops showed LGE to be far more corrosive. The concentrations of dissolves species in the LGE (m.p. 212°C) was significantly higher, especially for Ni but also Fe and Cr, when compared with LBE (m.p. 125°C), at two different test temperatures of 400°C and 450°C []. Further work is required to identify a structural material (e.g. T91) with acceptable LGE corrosion resistance. </text:p>
      <text:p text:style-name="P14">Since pure lead it is not an alloy its properties under irradiation with uncontrolled cooling and heating rates do not introduce the additional uncertainties of those of LBE or LGE. One disadvantage of Pb is the high melting point leading to the highest operation temperature range of the liquid metals being compared here. Although a higher operating temperature can lead to faster self-annealing of radiation damage in structural components exposed to proton and neutron fluxes, it accelerates corrosion in the entire loop, decreases yield strength, and increases creep and release of radioactive species.</text:p>
      <text:p text:style-name="P14">The choice of one Pb-based target material over another must be made weighing available data, carefully estimating the safety implications and establishing realistic R&amp;D requirements. LBE is well known and its drawbacks can be extrapolated to the ESS case early in the design phase. LGE offers at first glance an attractive alternative although more knowledge must be acquired of its corrosion effects on structural materials, and of the complex radiochemistry (e.g. much larger production rates of the highly volatile mercury isotopes). Pure lead has its challenges which are mostly of a technical nature, i.e. operating an entire loop above 400°C.</text:p>
      <text:p text:style-name="P14"/>
      <text:p text:style-name="P7"/>
      <text:h text:style-name="Heading_20_2" text:outline-level="2"><text:soft-page-break/>Target geometry</text:h>
      <text:p text:style-name="P1">A complete loop has been built (up to the geometric symmetry). A bottom tubular region with diameter 30 cm has been dedicated to the resetting of the temperature and furnished with a distributed momentum source simulating a generic pumping device. The bottom horizontal pipe is bent vertically to enter a buffer region with a relatively stagnant top free-surface. This buffer region connects smoothly to a 8 cm wide (4 cm in the simulation domain) and 60 cm high straight channel through a connector with a reducing width. The straight channel is dedicated to the spallation region. The beam interact from the top with the flow in this channel after a while to let the channel recover from the contraction. After the spallation region, the flow enters laterally into a vertical cylinder 30 cm large, curving back at the bottom to complete and close the loop. At the free-surface level in this last cylinder, we introduce a flow diverter whose shape is inspired by a ship prow, cutting the incoming flow such that no backward waves occur. The complete geometry is illustrated in <text:bookmark-ref text:reference-format="text" text:ref-name="_Ref266285110">Error: Reference source not found</text:bookmark-ref> together with the mesh which is refined to better capture both the free surface shape and the beam energy deposition.</text:p>
      <text:p text:style-name="P1">Making profit of the vertical planar symmetry, the overall simulation domain is enclosed in a box whose dimension are (X,Y,Z)=(1.9, 0.15, 1.25)m<text:span text:style-name="T3">3</text:span>. The mesh is composed of about 800,000 cells. It is composed of both polyhedral cells in the bulk and two boundary prismatic cell layers. The mesh cell base dimension is 12 mm with two level of volumetric control refinements at 6 and 3mm.</text:p>
      <text:h text:style-name="P32" text:outline-level="2">WITA</text:h>
      <text:p text:style-name="P13">Modular Windowless Target (WITA) design:</text:p>
      <text:p text:style-name="P13">In a windowless target the target material is a liquid metal which is pumped through a cooling cycle to remove the heat. The proton beam is directed on a free surface, so that no solid structures are subjected to the proton beam. Since the proton beam in principle can interact with any material the beam must be guided trough a vacuum environment before hitting the target. Thus, in a windowless target a free surface separates vacuum and the liquid metal target material. This free surface makes any windowless target concept an open system. In order to prevent activated target materials to enter the accelerator the target region is encapsulated in a containment using a safety window for the beam. Since the windowless target is inherently an open system the proposed modular target concept takes advantage of the open construction and allows for improved maintenance.</text:p>
      <text:p text:style-name="P13">The WITA design is shown in figure 2.1 and consists of a pool and 3 modules and a containment (not shown in the figure):</text:p>
      <text:h text:style-name="P35" text:outline-level="3">Pool</text:h>
      <text:p text:style-name="Text_20_body">The pool contains the liquid metal which is lead bismuth eutectic in the WITA-design. LBE reaches the liquidus temperature at about 100°C. Once the target goes operational the LBE is electrically molten in the pool and will permanently stay in the liquid state. LBE expands during solidification so that freezing requires special care. By permanent heating to temperature above the liquidus temperature potential unacceptable stresses are omitted.</text:p>
      <text:p text:style-name="Text_20_body">The inventory of LBE is the major mass of the whole target. The pool is dimensioned such that potential future upgrades of the target can be realized without the necessity to replace the activated LBE. Even though in phase I of ESS only a short 50 days lifetime of the target is required the pool is designed to withstand a much longer period of operation. The pool vessel is equipped with a number of bayonet-fixings where the modules can be attached. These bayonets are designed such that they can tolerate material swelling due to irradiation. The side walls of the pool are sufficiently high that splashing of liquid metal from the pool is suppressed. In the front wall of the pool vessel a channel is installed which represents the beam guide. This channel is sufficiently long and equipped with a drainage, ensuring secure enclosure of LBE thus preventing migration of LBE.</text:p>
      <text:h text:style-name="P35" text:outline-level="3"><text:soft-page-break/>Pump</text:h>
      <text:p text:style-name="Text_20_body">The coolant flow is established by an impeller pump. The impeller is submerged in the pool. The housing of the impeller is part of the pump module which is pushed into the heat exchanger module at the low pressure side. The motor axis is tilted relative to the impeller axis where a set of gears transfers the motors momentum to the impeller. Liquid metal lubrication bearings fix the axis. The motor is also a separate module. The connection of the motor axis to the gear block of the pump module is above the LBE-free surface.</text:p>
      <text:h text:style-name="P35" text:outline-level="3">Heat exchanger module</text:h>
      <text:p text:style-name="P13">The heat exchanger must remove the heating of the beam which is nominal 5 MW. Heat transfer on the liquid metal side is very efficient due to the very high heat conductivity of liquid metals. In WITA a spray cooling on the secondary side is foreseen due to the high heat transfer, where 1MW/m2 heat transfer area is a practical value, which can be realized with water spray cooling. Alternatively, oil can be used as the secondary fluid as realized in the MEGAPIE target. The helical pin heat exchangers employed in MEGAPIE can be installed in ESS where the higher power is obtained by increasing the number of cooling pins.</text:p>
      <text:h text:style-name="Heading_20_3" text:outline-level="3">Target module</text:h>
      <text:p text:style-name="P5">The interaction region of the proton beam with the LBE-target material is within the target module. The target module must provide optimal thermohydraulic conditions in the interaction region. In a windowless target the target module must also establish a stable free surface flow. In WITA the target module is installed at the exit of the heat exchanger. The flow is pumped upwards, then directed into a horizontal channel and then accelerated by a nozzle into an open channel which is inclined relative to the horizontal plane by a 15 degree angle. The proton beam enters the liquid metal through the free surface. Due to the inclination of the flow direction relative to the horizontal beam the required depth of the channel is approximately ¼ of the considered energy deposition length (.6m) of the beam, i.e. ¼*.6m=.15m. The small inclination angle allows having almost coaxial beam and flow as in many earlier target designs MYRRHA, MEGAPIE, EURISOL where the coolant is heated quiet uniform, so that a minimal coolant flow rate can be established. On the other hand, due to the inclination the flow component perpendicular to the beam transports the fluid across the beam in a short time. This is advantageous for pulsed beams, as successive beam pulses interact with fluid that was not subjected to the beam previously. The proposed angle of 15 degrees results in a cross velocity which is still ¼ the axial velocity. In order to ensure that no fluid is subjected multiple times to appreciable heat deposition by successive pulses, it suffices to use a maximum axial velocity of umax=4*sbeam*f~4*.02*20=1.6m/s. Here sbeam~.2m is the vertical height of the beam with appreciable energy deposition. </text:p>
      <text:p text:style-name="P5">Following each pulse a shockwave is generated due to thermal expansion. Dispersion of the shockwave is enhanced by obstacles installed in the flow channel. The dispersion of the shock wave can be further enhanced if a small amount of cover gas is entrained into the liquid metal.</text:p>
      <text:p text:style-name="Text_20_body">In addition to shock-wave propagation free surface flow instabilities must be controlled. Here upstream travelling surface waves could potentially disturb the surface unacceptably. The speed of gravity waves can be estimated as sqrt(g h)=sqrt(10m/s^2 .15m)~1.2m/s where h is the height of the fluid layer, which is an upper bound for potential surface waves. Thus, the speed of surface waves is below the anticipated flow velocity, so that the free surface flow is supercritical with respect to surface waves and a hydraulic jump forms when the supercritical flow enters the pool and becomes subcritical. At the exit of the channel a horizontal plate is installed where the flow becomes subcritical prior to entering the pool. This measure completely decouples the pool from the target.</text:p>
      <text:h text:style-name="P35" text:outline-level="3"><text:soft-page-break/>Containment</text:h>
      <text:p text:style-name="P13">The modular target is installed in a double-wall containment. The gap between the walls is filled with a cover-gas which is monitored for contamination. The Containment is build of material with small wall thickness. Low absorption cross section, low activation potential(anfällig), and sufficiently low gas production would be preferable. The containment is at ambient pressure and therefore is not subjected to high mechanical stresses. Using suitable low activation materials the containment can be opened for maintenance with reasonable effort. Contamination of the containment by condensables like lead is suppressed by installing cold traps near any free surfaces and guiding vapour flow along the cold traps.</text:p>
      <text:p text:style-name="P13">The cold traps will stay operational in case of maintenance or replacement of modules, so that migration of activated materials is minimized when the containment is opened. The proton beam enters the containment trough a double safety window built from a suitable magnesium aluminium alloys and cooled by coolant like water. Evaporation cooling can realize high heat transfer. A break of the window is detected by adding tracers to the coolant which can be detected both in and outside the containment.</text:p>
      <text:p text:style-name="P13"/>
      <text:h text:style-name="Heading_20_2" text:outline-level="2">Loading conditions</text:h>
      <text:p text:style-name="P18"/>
      <text:h text:style-name="Heading_20_2" text:outline-level="2">Window or Windowless</text:h>
      <text:p text:style-name="Text_20_body">In the ESS 2003 report, it is specified that the main reason why a windowless concept has not been considered is related to the splashing phenomena that can take place at the free surface of the target and that are estimated to reach up to 10m/s velocity.</text:p>
      <text:p text:style-name="Text_20_body">This speed would cause LM droplets to reach up to 5m height, and potentially accumulate on distant parts of the system, causing deposits, stresses and other effects.</text:p>
      <text:p text:style-name="Text_20_body">The estimation of the 10m/s is based on previous experiences with similar targets and on experimental tests operated with Mercury. The experiments show that the splashing velocity is directly proportional to the beam intensity and is inversely proportional to the square root of the beam size. This suggests a direct relation between splashing velocity and the deposited energy density. [7]</text:p>
      <text:p text:style-name="Text_20_body">The relation between the splashing velocity and the time structure of the beam power deposition law is more complicated and less understood. It has only been tested for sequences of short pulses.</text:p>
      <text:p text:style-name="Text_20_body">The results show that if the time gap between two pulses is large enough there is no longer a superposition effect of the pulses. [7]</text:p>
      <text:p text:style-name="Text_20_body">The dynamic effects must be related to the pulse duration and the splashing velocity is expected to be much less than 10m/s in the long pulse conditions. This idea is confirmed by a numerical analysis [8] but would be also better confirmed by some experimental activity. In the transient simulations the maximum splashing velocity recorded is lower than 1 m/s resulting in an height lower than 5 cm. This is a conservative estimation due to the difference of purity between the Mercury in the experiments and the foreseen LBE purity.</text:p>
      <text:p text:style-name="P3">In the windowless design proposed here, the LBE should be free of almost all the dissolved gaseous impurities which are continuously removed by degassing at the free-surface [9]. Solid impurities,which could be the seed for cavitation should be actively filtered out. The LBE is expected to have almost no seed for cavitation and thus behave as a solid with regard to a short time traction. </text:p>
      <text:p text:style-name="P3"><text:soft-page-break/>The simulation performed with the Armando code is giving the correct velocity of splashing for a “dirty” Mercury cup. This velocity is manly controlled by the value given to break the bond between the simulation particles, 150 kPa. This value is completely empirical [10] and is reasonably expected to be higher for purified LBE. However, still keeping this value, the simulation with the Armando code gives a maximum splashing velocity below 1 m/s for LBE in the configuration of the CFD simulation [8].</text:p>
      <text:h text:style-name="Heading_20_2" text:outline-level="2">Which Liquid Metal?</text:h>
      <text:p text:style-name="P3">The choice of the LM for the circuit of ESS 2003 and for the proposed concept is based on the same considerations, for material compatibility, radioactivity issues, simplicity of the circuit. Here, there is anyway also the need to have a low vapor pressure at the operating temperature. This essentially precludes the use of Mercury and puts a neat preference on LBE, or Lead as a second choice. The LBE vapor pressure is lower than 0.01 Pa in the supposed operating conditions and can be made much lower. Direct extrapolation for pure Lead, needing an higher minimum temperature is compatible with the same 0.01Pa constraint. The vacuum pump of the target serves only to remove the gaseous impurities of the material, mainly the spallation products. The vacuum is high enough to be compatible with the terminal part of the beam line. </text:p>
      <text:p text:style-name="P3">The advantage of LBE over Lead is its lower melting (125 C vs 323 C) point and therefore its greater versatility for the operating conditions. Above 323 C, both liquids share almost the same vapor pressure-temperature curve. The drawback of LBE is the large quantity of Polonium produced by spallation. However, the Polonium issue should be solved in the framework of the CDT EU project aimed at building a fast neutron facility using an inventory of about 4,000 Tons of LBE that will also highly be contaminated with Polonium.</text:p>
      <text:h text:style-name="Heading_20_2" text:outline-level="2">Beam line modifications</text:h>
      <text:p text:style-name="Text_20_body">As mentioned this windowless concept requires to beam to be vertical or at least inclined but not horizontal. A different configuration of the beam line has therefore to be considered with respect to the ESS 2003 design, the number and position of bending magnets and associated beam dumps may change. It can be one more if the beam travels horizontally in depth, or one less if the beam is brought closer to the ground surface before traveling horizontally.</text:p>
      <text:h text:style-name="P27" text:outline-level="1">Numerical simulations</text:h>
      <text:h text:style-name="P34" text:outline-level="2">VOF</text:h>
      <text:p text:style-name="Text_20_body">We have seen in the temporal setting that our simulation is performed with much higher Courant number than recommended. However, we maintain a very sharp free-surface, and easily re-contract the surface when it has been smeared due for example to the brake up of a wave. This has been done without reverting to the starccm+ sharpening algorithm because it is presented as giving rigidity to the surface and is sensitive to the cell orientation, if ever. In the animations showing the temporal evolution of the free surface, the free-surface do not seem to suffer from an increased rigidity. And no specific effect is visible when the free-surface crosses the only horizontal cell layer interface. This a purely subjective but comforting impression. What is also highly appreciated is that no light flow is driven into the down-comer part.</text:p>
      <text:p text:style-name="Text_20_body">In a normal VOF flow, some light phase should be transported by the heavy phase all around the loop. Because, with reversal flows, bubbles are forming and small bubbles are always transported by the flow. </text:p>
      <text:p text:style-name="Text_20_body">We are not simulating normal VOF flows, such as liquid water/gaseous air at 1 Bar pressure. We simulate a liquid flow under deep vacuum. And vacuum cannot form bubbles, at least for long. If it <text:soft-page-break/>would, the bubble would instantaneously shrink to almost zero size as soon as the pressure becomes a few Pascal, that is a few tens of micron below a stagnant surface. </text:p>
      <text:p text:style-name="Text_20_body">Our algorithm, while extremely simple in its implementation, is based fundamentally on this former observation. </text:p>
      <text:p text:style-name="Text_20_body">For fluid vacuum VOF flows, whatever treatment done on the light phase should be considered as a treatment of the error. For example, the light flow density is not set by physical consideration but simply imposed by the fact that the VOF algorithm become unstable or at least extremely difficult and costly to stabilize with the increase of the density ratio. Normally, the VOF algorithms presented in literature never demonstrate to be operational at density ratio greater than 1000, so as to catch the usual water/air ratio. And it is already extremely challenging to reach stability at this value. The starccm+ VOF algorithm is quite stable at this ratio and perfectly unstable (until otherwise demonstrated…) at a ratio of 10,000 which would be the ratio for LBE/Air at under atmospheric pressure. </text:p>
      <text:p text:style-name="Text_20_body">In practice, we are obliged to limit this ratio to 1000, so we are forced to set the “vacuum” density to about 10 kg/m3. This is to reinforce the argument that the light phase treatment is only a treatment of an error (because the light phase is “only” error). This can be considered a bug, but may be transformed in a feature. In effect, any action (that is a modification of the driving equations) performed on the light phase treatment must only be considered through the effect that it induces on the heavy phase. So, what is good for the heavy phase is good. </text:p>
      <text:p text:style-name="Text_20_body">As normal starccm+ users, we can act on the VOF algorithm basically only through the implementation of a dedicated source term. That will be (and is) done.</text:p>
      <text:p text:style-name="Text_20_body">What we want to do is apparently twofold: (i) avoid “bubble” entrainment and (ii) avoid free surface smearing. </text:p>
      <text:p text:style-name="Text_20_body">These two points are in fact only one, because “bubble” entrainment is a kind of surface smearing. Surface smearing can appear through a small volume fraction of the light phase in the heavy phase bulk, through a small volume fraction of the heavy phase in the light phase bulk, <text:s/>or in any intermediary more symmetrical situation.</text:p>
      <text:p text:style-name="Text_20_body">So, we want to keep the surface sharp. Do we? Not always. There are specific situations, usually strongly localised both in space and in time in which we need to have a little smearing of the surface. The typical such situation is when a local change of topology should occur, when the surface becomes for a short moment non-manifold. In simpler words, it occurs in situations such as the coalescence of a droplet onto the main surface or the ejection of a droplet. These are the situations for which it is neither wanted nor easy to keep the interface sharp. But when this occurs, it should not last for long and the surface should sharpen again.</text:p>
      <text:p text:style-name="Text_20_body">Reformulating our objectives, we can say that the free-surface should not smear without serious reason, and a smeared surface should naturally sharpen back when the reason is no more. That is, we have slightly relaxed the objective of not smearing, and thus recognized the legitimacy or at least the possible occurrence of smearing. This is from on side. From the other side, we must be able to actively correct the occasional deviant behaviours. This pseudo-philosophical reformulation is not new, but is not very old either. A correspondence in the nuclear field is the passage from impeding any accident to occur to yes impede them to occur but still control the situation if (and inevitably when) they occur. In politics, it could be: “not only have peace, but also make peace”.</text:p>
      <text:p text:style-name="P2">Now back to our VOF algorithm. Only one trivial observation remain to be made explicit, that is that problems (smearing) occur <text:s/>only when both phases are present. And as one of these phases is an error (the light one), one cures the problems by removing the error, that is the light phase, when the heavy phase is also present. Removing must be performed fast enough to control the propagation of error, but not too fast to let the short time licit events perform their duty.</text:p>
      <text:p text:style-name="P19">The contemporaneous presence of both phases can be represented in the simplest way by the <text:soft-page-break/>product of the volume fractions. So, our VOF sharpening algorithm reduces to a simple sink term in the light phase equation proportional to the product of the volumetric fractions. The coefficient of proportionality controls the speed of the process:</text:p>
      <text:p text:style-name="P2">S=-c(1-c)/ τ, where c is the heavy phase volume fraction and τ the usual characteristic time.</text:p>
      <text:p text:style-name="P2">For a thermal VOF flow, the Enthalpy of <text:s/>the light flow taken out must be withdrawn in the temperature equation. The corresponding Enthalpy sink term is:</text:p>
      <text:p text:style-name="P2">S<text:span text:style-name="T4">h</text:span>= ρ C<text:span text:style-name="T4">p</text:span> S, where ρ and C<text:span text:style-name="T4">p</text:span> refer to the light phase.</text:p>
      <text:p text:style-name="P2">Some discussion can be made on the value of the characteristic time. While in exact arithmetic, this source term is identically zero for a discrete interface, in practice, the minimum free-surface width in a non structured mesh is of the order of the cell size δ. For such a minimum size, the light flow induced by the source term should not create any noticeable effect on the heavy flow structure. Moreover, it should not jeopardize the interpretation of velocity plots. So, a sound limit could be to induce a light flow velocity at least one order less than the typical heavy fluid velocity v, that is:</text:p>
      <text:p text:style-name="P2">δ/ τ &lt; 0.1*v.</text:p>
      <text:p text:style-name="P2">As c(1-c) is no more than ¼, induced velocity limit is respected up to 4 cells of smearing. The number obtained is not really constraining and one can take a characteristic time inducing a very small light “wind”. In the future, it is not impossible that the characteristic time could be related to the turbulence parameters (that is by force to the local turbulence time).</text:p>
      <text:p text:style-name="P2">One can also interpret this VOF sharpening algorithm as a pseudo-condensation algorithm.</text:p>
      <text:p text:style-name="P19">While extremely simple, this algorithm is not adapted to every flow configuration. In effect, being as it is, it is not conservative, it requires that all the long living light phase volumes are in contact with a boundary where a stagnation inlet is set. A conservative form of the algorithm is foreseen in the near future as part of the work to perform in the THINS project.</text:p>
      <text:h text:style-name="Heading_20_2" text:outline-level="2">Thermal coupling</text:h>
      <text:p text:style-name="P2">The spallation target loop needs obviously to be thermally coupled with the proton beam. While the beam reference Energy (2.5 GeV) and current intensity (2 mA) are fixed, the beam size has been subject to variations. </text:p>
      <text:p text:style-name="P2">The reference beam footprint size was bi-Gaussian with σ<text:span text:style-name="T4">x</text:span>= 5cm and σ<text:span text:style-name="T4">y</text:span>= 1 cm and cut at a distance of three σ.</text:p>
      <text:p text:style-name="P2">In a second iteration σ<text:span text:style-name="T4">y</text:span> has been enlarged to 1.5 cm with an apparent cut at 2 σ<text:span text:style-name="T4">y.</text:span></text:p>
      <text:p text:style-name="P2">The σ values should be considered as maximum values. For a free-surface channel target with the flow running in the x direction, σ<text:span text:style-name="T4">x</text:span> do not significantly influence the temperature maximum therefore we still have considered a value of 5 cm for the footprint on an horizontal surface even if the beam is inclined 45 degrees from the vertical. With this footprint and beam inclination, we get the same local power density as for a vertical beam with σ<text:span text:style-name="T4">x</text:span> about 3.5 cm. </text:p>
      <text:p text:style-name="P2">For constant heat release in z, the height of heat released has been quite artificially set to 50 cm.</text:p>
      <text:p text:style-name="P2">Once the simulations have been successfully run with the beam heat release independent of z, Etam Noah from the ESS target team has run a Fluka simulation on a LBE block to get a better description of the beam heat release. He has also derived <text:s/>best fits, one “heavy” with about 20 parameters, and a “light” one described hereafter.</text:p>
      <text:p text:style-name="P2">The light fit has the form: f(x,y,z)=f(z)*f(x,y), where f(x,y) is bi-Gaussian footprint profile. The depth profile has been fit in the following way:</text:p>
      <text:p text:style-name="P2">f(z)=α exp(-z/β) (1-exp(-γ - z/δ) <text:s/>(considering the z-axis downward).</text:p>
      <text:p text:style-name="P2"><text:soft-page-break/>the parameters, set in USI for a 2mA beam are: α= 2E12*0.00131 W/m<text:span text:style-name="T3">3</text:span>, β=0.156 m, γ=0.654 (adim) and δ=0.0663 m.</text:p>
      <text:p text:style-name="P2">The transformation to have the 45 degrees angle are the following: (i) α <text:span text:style-name="T6"></text:span> α √2, (ii) z <text:span text:style-name="T6"></text:span> z √2 and (iii) x <text:span text:style-name="T6"></text:span> x + z.</text:p>
      <text:p text:style-name="P2">However, with these parameters, the total heat release was about 1.6 MW while the original raw data in Fluka gave 2.3 MW. As the heat released seemed correct close to the free surface, we have retrieved artificially the correct heat release by multiplying β by 1.4, slowing down therefore the heat release damping with depth.</text:p>
      <text:p text:style-name="P2">From the numerical point of view, it is very difficult to take dynamically into account the exact local position of the free-surface, therefore some approximation is done by considering only the surface reference level: above this level, the heat release value is prolonged by continuity.</text:p>
      <text:p text:style-name="P2">In the fast case, the beam footprint was in a rather varying free-surface region. The beam has thus been shifted to a more quiescent zone (15 cm downstream) before switching to the fitted heat deposition profile.</text:p>
      <text:p text:style-name="P2"><text:span text:style-name="T1">The trace of the beam heat release on the symmetry axis is shown on </text:span><text:span text:style-name="T1"><text:bookmark-ref text:reference-format="text" text:ref-name="_Ref266457281">Error: Reference source not found</text:bookmark-ref></text:span><text:span text:style-name="T1"> for the constant depth profile and on </text:span><text:span text:style-name="T1"><text:bookmark-ref text:reference-format="text" text:ref-name="_Ref266457328">Error: Reference source not found</text:bookmark-ref></text:span><text:span text:style-name="T1"> for the fitted depth profile.</text:span></text:p>
      <text:h text:style-name="P34" text:outline-level="2">SPH</text:h>
      <text:p text:style-name="Text_20_body">Two SPH models have been prepared, a so called large model, that is 80cm long, 60cm high and 8cm wide, and a small model that covers the volume more close to the the energy deposition and is 60cm long, 40cm high and 8cm wide.</text:p>
      <text:p text:style-name="Text_20_body">The domain is modelled with a set of particles, the inter-particle distance is set to 3.3mm for the large model and to 2.5mm for the small model. The number of particles in both cases is approximately 1.2 millions.</text:p>
      <text:p text:style-name="Text_20_body">Since we are interested in the fast transients due to the sudden beam power deposition on the liquid metal target we totally neglect the slow movements due to fluid flow and of its free surface in time scales of the order of seconds. The length of our simulations will be of the order of milliseconds, with the most important phenomena that take place in the first microseconds of the simulation.</text:p>
      <text:p text:style-name="Text_20_body">The fluid will be initially at rest and the gravity is neglected, the side of the box shape are considered rigid. This is not correct for the sides of the box in which the fluid enters and leaves the channel but it is a conservative approximation to keep all the fluid energy in the computational domain.</text:p>
      <text:p text:style-name="Text_20_body">The top surface of the domain is free. In SPH no particular boundary condition is required to impose the free surface.</text:p>
      <text:h text:style-name="P32" text:outline-level="2">WITA</text:h>
      <text:h text:style-name="P34" text:outline-level="2">Preliminary thermohydraulic simulations</text:h>
      <text:p text:style-name="Text_20_body">The mean flow and temperature distribution in the target module is computed using RANS (Reynolds averaged Navier Stokes). In the preliminary analysis the shock-absorbing flow obstacles in the channel are not considered. These obstacles will be optimized in a later step and allow to reduce the flow rate in those regions with small heat deposition. Figure 2.2 shows the simulated geometry and the employed boundary conditions. Clearly the pool geometry is strongly simplified.</text:p>
      <text:p text:style-name="Text_20_body">The calculation assumes the following conditions:</text:p>
      <text:p text:style-name="Text_20_body"><text:soft-page-break/>Proton beam energy deposition: (M.Majerle, 2010)</text:p>
      <text:p text:style-name="Text_20_body">Average jet velocity: 1-2 m/s (30-60 m3/h)</text:p>
      <text:p text:style-name="Text_20_body">Inlet temperature: 200°C</text:p>
      <text:p text:style-name="Text_20_body">Boundary conditions: - adiabatic walls;</text:p>
      <text:p text:style-name="Text_20_body">- symmetry in Z-direction</text:p>
      <text:p text:style-name="Text_20_body">- no slip at walls</text:p>
      <text:p text:style-name="Text_20_body">- free surface</text:p>
      <text:p text:style-name="Text_20_body">Fluid properties: LBE, (ν,σ,ρ,λ) = f(T)</text:p>
      <text:p text:style-name="Text_20_body">Calculation model: K-ε High Reynolds number TM;</text:p>
      <text:p text:style-name="Text_20_body">Volume of Fluid (VOF) Method;</text:p>
      <text:p text:style-name="Text_20_body">Transient</text:p>
      <text:p text:style-name="Text_20_body"/>
      <text:h text:style-name="Heading_20_1" text:outline-level="1">Neutronics</text:h>
      <text:h text:style-name="Heading_20_1" text:outline-level="1">Material issues</text:h>
      <text:h text:style-name="P27" text:outline-level="1">Results</text:h>
      <text:p text:style-name="P2">The simulations have been run for a certain time, until a reasonably constant mass flow rate has been reached, before resetting for restart and lighting the beam. Information related to the volume flow rate, the average velocity in the spallation zone and loop hydraulic resistance (equal to the pump thrust) at the final stage of the simulations are given in <text:bookmark-ref text:reference-format="text" text:ref-name="_Ref266713858">Error: Reference source not found</text:bookmark-ref>. Information regarding the beam shape and size, the beam heat release, the maximum temperature on the free surface and in the LBE bulk are given in <text:bookmark-ref text:reference-format="text" text:ref-name="_Ref266722421">Error: Reference source not found</text:bookmark-ref>. We recall that the incoming LBE arrives in the spallation zone at 300 C. </text:p>
      <text:p text:style-name="P2">The slow case has been run first with the reduced footprint for 5 s, results are illustrated on <text:bookmark-ref text:reference-format="text" text:ref-name="_Ref266710651">Error: Reference source not found</text:bookmark-ref>. In this and following figure, the LBE flows counter-clockwise in the left picture and clockwise in the right picture (the plot has been obtained rotating the geometry by 180 degrees). Then the beam footprint has been enlarged and the simulation has been continued for another 5s (shown on <text:bookmark-ref text:reference-format="text" text:ref-name="_Ref266710726">Error: Reference source not found</text:bookmark-ref>). Finally, the vertical profile has been installed and the simulation run for 5 s, with the results illustrated in <text:bookmark-ref text:reference-format="text" text:ref-name="_Ref266710799">Error: Reference source not found</text:bookmark-ref>.</text:p>
      <text:p text:style-name="P2"><text:span text:style-name="T1">The fast case has been run first with the reduced footprint for 5 s, results are illustrated on </text:span><text:span text:style-name="T1"><text:bookmark-ref text:reference-format="text" text:ref-name="_Ref266722548">Error: Reference source not found</text:bookmark-ref></text:span><text:span text:style-name="T1">. By the time the simulation ended, the fitted beam profile was available, so the second foreseen case has been cancelled. The simulation has been directly pursued with the fitted beam for 5s but only 4s were available to trouble shooting with the java environment. At this time, the better adequacy of the slow case results to the ESS needs was clear and this last simulation was left as is.</text:span></text:p>
      <text:p text:style-name="P2">From the hydraulic point of view, the two cases are quite different. Unfortunately, this difference can be fully appreciated only on the animations. In effect the slow case is almost stationary, even if the free-surface is not completely horizontal, while the fast case shows large oscillations of the free-surface with a time scale of order one or two seconds. From one hand, the fast case gives a good demonstration that the surface sharpening algorithm performs very well, being able to make the surface flow recover from surface wave breaking, nevertheless still giving the feeling that the <text:soft-page-break/>surface is not artificially hardened. From the other hand, it is much more convenient for the ESS purpose to have a quasi stationary free-surface. Therefore, for the ESS application, that is, for thermal consideration, only the slow case will be analysed. Continuing on the hydraulic analysis, we should underline two extremely satisfying flow features:</text:p>
      <text:list xml:id="list126711819" text:style-name="WW8Num3">
        <text:list-item>
          <text:p text:style-name="P20">In both cases, the pressure losses associated with the spallation target region are extremely low, below 0.1 Bar.</text:p>
        </text:list-item>
        <text:list-item>
          <text:p text:style-name="P20">In contrast with the second Hg loop, no backward wave disturbs the flow. The ship prow-like obstacle performs very well its duty.</text:p>
        </text:list-item>
      </text:list>
      <text:p text:style-name="P2">While the fast case experiments some occasional local backward flow, due to the wave breaking, in the slow case, the flow velocity is kept quite constant in the spallation region. Therefore, no unexpected hot point appears.</text:p>
      <text:p text:style-name="P2">Most important is that the surface temperature is always kept below 500 C. This corresponds to a vapour pressure quite below 0.01 Pa as required. Moreover, the simulation is still meaningful with a temperature up to 150 K less with LBE, giving a very large margin for operative condition. On another hand, rising the temperature by 50 K, the loop can be operated with pure lead. In this case, the operative condition has less margin (before flow optimisation) but the maximum local vapour pressure is kept about 0.01 Pa.</text:p>
      <text:p text:style-name="P2">It seems that 0.1 Pa is acceptable in the final part of the FASTEF beam line <text:bookmark-ref text:reference-format="text" text:ref-name="_Ref266778655">Error: Reference source not found</text:bookmark-ref>]. It is therefore probable that it will be also acceptable for the ESS beam line. By keeping the vapour pressure below 0.01 Pa, we have margin for the evaporation of the spallation products. These spallation products would very conveniently be pumped out somewhere in the vacuum plenum above the free-surface. In this way, the vacuum plenum can be in direct contact with the beam line terminal part.</text:p>
      <text:p text:style-name="P2">While apparently perfectly functioning, this design may be largely optimised. But before optimisation, the design will have to be slightly modified to cope with the real proton beam heat deposition. And as the proton beam heat deposition depends on the spallation target geometry, an iterative process must be undertaken.</text:p>
      <text:p text:style-name="P2">The interaction of the protons with the spallation target deviates the protons from a perfectly straight trajectory. The result is that the heat is released in a more extended volume than the mere extrusion of the beam footprint. While this effect is negligible close to the free-surface, it becomes more and more relevant while going more and more in depth. This phenomena is very tricky because the heat released in the diffuse deep out-centred region has a density several orders less than the maximum heat <text:s/>release density. But if this heat is released in a stagnant, or worse, a solid region, for example a containment <text:s/>wall, it must be evacuated by conduction. And conduction is generally less efficient than convection by several orders. Both phenomena may compete and the result may be the occurrence of extremely hot spots far away from the maximum heat release. However, once the phenomena is understood, it is relatively easy to avoid it, as has already been done in <text:bookmark-ref text:reference-format="text" text:ref-name="_Ref266783200">Error: Reference source not found</text:bookmark-ref>]. With regard to our design, it will surely be necessary to enlarge a few centimetres the bottom part of the spallation region. As the neutron moderators, which must be as close as possible to the neutron source, are to be located in the upper part of the spallation region, there is no harmful effect in enlarging the lower part. The flow will have to be however adapted to keep the same surface velocity. It can be done either by slightly increasing the overall flow rate, or by profiling the flow. <text:s/>This is matter for further fine tuning optimisation.</text:p>
      <text:p text:style-name="P2">There are several advantages in using such a spallation target. First of all, it is very simple. Only one fluid is operated in the sensible region. There is no critical structural part. The structures are subject to very low pressure loads ( 1 Bar or less). Operating under vacuum is extremely positive for the safety concern, because eventual leakages will cause gases to enter the highly contaminated region and not to leave it. In such cases, gas leakages are easy to detect because of the relative high pressure increase in the “vacuum”.</text:p>
      <text:p text:style-name="P19"><text:soft-page-break/>There is however a large “Damocles sword” pending on this design. The pulsed beam may cause the LBE to heavily cavitate and splash due to the pressure wave thermally induced by every beam pulse. This “Damocles sword” is common to all spallation target design and is surely much more critical for closed structure with necessarily a solid window, because of cycling stress fatigue. Forthe windowless channel target only peripheral not sensible structural parts are subject to this cycling stress. The liquid LBE rapidly recovers from it. However, a large amount of splashing could cause changes in the flow pattern, leading to a recirculation in the spallation region and consequently to an excessive temperature. Moreover, relatively large variations in the free-surface level would lower the efficiency of the neutron moderators.</text:p>
      <text:p text:style-name="P2">The occurrence of cavitation induced splashing is extremely difficult to quantify. The problem is to evaluate how much traction for how much time a fluid is able to sustain without loosing its integrity. In theory, pure fluids should withstand easily an extremely high traction for a long time. In practice, due to solid and mainly gaseous impurities, fluids (water) begin to cavitate below the vapour pressure. The problem is that water always contains a large amount of extremely small bubbles which serve as seed for the disruption of the flow. For Mercury, a splashing experiment under the effect of a beam pulse has been qualitatively reproduced by setting a pressure threshold or -1.5 Bar for the <text:s/>destruction of the bond between SPH particles <text:bookmark-ref text:reference-format="text" text:ref-name="_Ref266796026">Error: Reference source not found</text:bookmark-ref>]. But the experiment was not performed with highly purified Hg under near vacuum. Operating with LBE under near vacuum, we can expect that the fluid will be cleared of almost all dissolved gaseous impurities and will contain almost no bubbles whatsoever. In this configuration, it is perfectly expectable that the LBE will be able to withstand much better than Hg the pressure disruption forces.</text:p>
      <text:p text:style-name="P19">As preliminary simulations with the very conservative Hg parameter indicates possible small splashing up to few centimetres high, we can expect no splashing in reality. At least it would be worth the pain to dedicate an experiment to control the integrity of LBE under vacuum and under a beam effect. However, the small intensity of splashing predicted with the Hg parameter indicates that almost no splashing would occur with a slightly enlarged beam or with a slightly increased beam pulse duration, remembering than in a recent past, the ESS pulse was set to 2 ms and not 1 ms as it is now.</text:p>
      <text:h text:style-name="P34" text:outline-level="2">SPH models</text:h>
      <text:p text:style-name="Text_20_body">In the first simulation a detail model is examined with a very short simulation to look at the details of pressure wave propagation inside the solid. The material strength is included in the modelling and the pressure in the material is not allowed to fall below the limit of -150kPa. If this value is reached the density may increase without changing the pressure of the particles, and the material is thus free to expand without any further resistance by the liquid. If the particles movements causes the density value to increase again the pressure can vary again and become positive.</text:p>
      <text:p text:style-name="Text_20_body">The energy, velocity magnitude and pressure value at times from 0 to 0.1ms are shown in the following Table 1, one half of the model is shown and the cross section used is tangent to the beam axis and flow direction.</text:p>
      <text:p text:style-name="Text_20_body">In the first column the specific energy is shown, due to the constant in time power deposition the energy grows almost linearly in time. The second column shows the pressure value in the liquid, the specific energy increases causes a rise of the pressure in the liquid, and a pressure wave departs from the beam axis involving the rest of the material. The free surface is subject to a null value of the pressure, and generates a pressure wave that propagates vertically inside the material. At the entrance of the beam in the liquid free surface, negative values of pressure are generated due to the reflection of a positive pressure wave on the free surface and the cavitation conditions are met as can be seen from the blue “bubble” growing at the beam entrance in the liquid. Finally, the third column shows the velocity magnitude field inside the liquid. The acoustic wave propagation is again evident as well as the vertical movement of the portion of the liquid were the continuity is <text:soft-page-break/>broken that has a maximum vertical velocity reaching 0.375m/s.</text:p>
      <text:p text:style-name="Text_20_body">In Figure 2, the vertical velocity and the pressure value for a particle located approximately 4 mm below the free surface at the point of entrance of the beam are shown. The pressure is subject to high oscillations, and the velocity of particle grow gradually until it reaches a first plateau after approximately 0.06ms, equivalent to 6% of the pulse length.</text:p>
      <text:p text:style-name="Text_20_body">In this second run a larger model is used, the liquid portion considered is now 80cm long along the z axis and 60 cm high, the particle distance is a bit increased with respect to the previous model to keep the particle number around one million. The simulation is run for 2ms, to cover the effects of a single pulse.</text:p>
      <text:p text:style-name="Text_20_body">The results of energy pressure and velocity distribution in the model are shown in Table 2. The specific energy grows linearly with time, up to 1ms. In the pressure field the acoustic wave propagation and reflection on the sides of the computational domain is visible, the time required for <text:span text:style-name="T5">an acoustic wave to travel through the whole model is much less than the pulse length, and the whole liquid appears under a null pressure state, due to continuity loss at the end of the pulse.</text:span></text:p>
      <text:p text:style-name="P17">The effect of the pressure wave reflection is visible in the velocity plots also. The distribution of the velocity magnitude field in the volume is similar among the different plots and grows with time.</text:p>
      <text:p text:style-name="P17">The maximum value of the calculated velocity is for the particles close to the entrance point of the beam on the liquid free surface. It is possible to observe that the first three plots at 0.2, 0.4 and 0.6ms appear similar, and the maximum value of the velocity is more or less constant. The fourth and fifth plots, at 0.8 and 1ms again appear almost identical but with values higher than the previous set.</text:p>
      <text:p text:style-name="P17">This behaviour can be verified in Figure 3 also, showing the graph of the vertical component of the velocity for a particle 3.3mm below the free surface at the point of entrance of the beam. The velocity grows rapidly in time until 0.1ms, then it continues growing but at a much lower rate and finally it rises again after 0.6ms until it reaches a maximum before 0.8ms.</text:p>
      <text:p text:style-name="P17">The first rapid growth is due to the direct pressure wave induced by the beam power deposition in the liquid. The point under exam is close to the most heated area and the time required for the pressure wave to arrive is very short.</text:p>
      <text:p text:style-name="P17">The beam pulse is still active and the liquid is heated for 1ms, the velocity of the particle is still positive and is due to the relatively slow thermal expansion of the liquid due to the temperature rise.</text:p>
      <text:p text:style-name="P17">Given the velocity of sound in the liquid of 1700m/s, it takes 0.7ms for an acoustic wave to travel twice the depth of the vessel of 60cm. Therefore around 0.7ms we can observe a second “kick” for the liquid on the free surface due to the pressure wave reflected on the bottom.</text:p>
      <text:p text:style-name="P17">This pressure wave is positive and compresses the liquid on its arrival, but when it reaches the free surface, the pressure wave should change sign, and be reflected downwards. The liquid anyhow has a tensile limit and cannot withstand high negative pressure values. The acoustic wave loses its energy that is converted in the kinetic energy of the particles, with a calculated maximum value of the splashing velocity of 0.6m/s.</text:p>
      <text:p text:style-name="Text_20_body">Figure 4 Shows the velocity and pressure for a particle 3.3mm under the free surface at the beam entrance. The simulation was run on the same model as before with the same conditions except for the tensile limit that is not included.</text:p>
      <text:p text:style-name="Text_20_body">It is evident the difference with respect to the previous plot, here the material does not lose its continuity and the acoustic wave is reflected from the free surface, and the velocity of the particle is reduced after the the reflection. The liquid cannot cavitate and splashing is not possible.</text:p>
      <text:h text:style-name="Heading_20_1" text:outline-level="1"><text:soft-page-break/>Discussion</text:h>
      <text:p text:style-name="Text_20_body">We want to make some analytical calculations in order to have a term of comparison for the maximum pressure reached inside the liquid due to the beam energy deposition and for the resulting splashing velocity. We take as a reference the analytical work of P. Sievers for elastic waves in solid targets [3].</text:p>
      <text:p text:style-name="Text_20_body">Among others he considered the case of a partly heated thin rod with finite rise time. An elastic thin rod of length l is heated constantly for a time t0, in a portion of length l0, the maximum temperature difference reached in the heated part is T0. The maximum stresses in the rod in an arbitrary long time were:</text:p>
      <text:p text:style-name="Text_20_body">In these expressions σmax is the maximum stress, E is the young modulus, and α is the linear thermal expansion coefficient. The important result is that the maximum stress depends not only on the temperature increase, but also on the size of the heated area that has to be compared with a characteristic length, given by the product of the speed of sound in the material for the duration of the loading. This result can also be interpreted on a time basis, the beam determines an increase of pressure only for the time required to an elastic wave to travel through the heated part of the rod. If we consider a thin and long rigid cylinder filled with liquid, partially heated, and we repeat the calculations with the symbols previously introduced we get:</text:p>
      <text:p text:style-name="Text_20_body">where pmax is the maximum pressure reached in the liquid, Γ is the Gruneisen parameter, c is the speed of sound, e0 is the energy density in the heated part at the end of the loading time t0.</text:p>
      <text:p text:style-name="Text_20_body">To calculate the maximum pressure reached in this simple consideration with a uniform heating we need to know the value of the energy density and the size of the heated part. In our case the heating is not uniform and we do not have a value for the size of the energy deposition, not to mention that our case is three dimensional. We have anyway he total energy deposited in the volume, and if we specify a value for the energy density we would obtain an equivalent volume to have the same total energy and an equivalent size of this volume.</text:p>
      <text:p text:style-name="Text_20_body">In our case we have a maximum energy density of 11kJ/kg, the average deposited power is 2.3MW, that corresponds to a total deposited energy per pulse of 115kJ. The equivalent length may be thus calculated as:</text:p>
      <text:p text:style-name="Text_20_body">and</text:p>
      <text:p text:style-name="Text_20_body">we obtain l0 = 10cm.</text:p>
      <text:p text:style-name="P4">The value of ct0 is 1.74m, that is far higher than the equivalent length of the energy deposition. The ratio of the two length is 0.057, this means that the maximum pressure is less than the 6% of the maximum theoretical pressure increase of a very fast impulsive load. This is equivalent to say that only the very first portion of the pulse causes a pressure increase in the liquid. The first plateau of the splashing velocity is reached after 0.06ms, approximately the 6% of the loading time. This data is in very good agreement with the results of Table 1 and Figure 2 </text:p>
      <text:p text:style-name="P4">The maximum pressure results pmax = 170bar, still much higher than the maximum found in the simulation of 30bar. But this is an upper bound limit, since the energy is considered to be much more concentrated than in the real case.</text:p>
      <text:p text:style-name="Text_20_body">A guess of the splashing velocity may be obtained if we consider that the elastic energy of the liquid due to pressure increase is entirely converted in kinetic energy. The mean velocity of the liquid that can be considered as a rough approximation of the splashing velocity is then:</text:p>
      <text:p text:style-name="Text_20_body">and with the previous approximations we obtain a value of the splashing velocity of 0.9m/s. This should be an upper bound for the splashing velocity in these conditions, and is again in good agreement with the numerical results.</text:p>
      <text:h text:style-name="P29" text:outline-level="1"><text:soft-page-break/>Conclusion</text:h>
      <text:p text:style-name="Text_20_body">A series of <text:s/>CFD simulations has been performed in order to define a valid proposal for the ESS spallation target. A full 3D channel spallation loop <text:s/>with an articulated free surface and a thermal coupling has been investigated numerically with starccm+V5.02. This has been possible thanks to the use of <text:s/>a simple but apparently original condensation/sharpening algorithm. The sharpening algorithm performs very well, allowing to keep the interface almost everywhere and almost always no more than 2 cells wide. However, the surface still do not suffer from an artificial increased rigidity. The possibility to numerically investigate such articulated flow has allowed us to define a very promising design which could serve as a basis for the ESS spallation target..</text:p>
      <text:p text:style-name="Text_20_body">Several numerical simulations of the fast transient due to a single pulse in a LBE target designed for ESS were run on the SPH code Armando.</text:p>
      <text:p text:style-name="Text_20_body">The aim of the calculations was to verify the possibility of a splashing phenomenon from the free surface and calculate the value of the splashing velocity. Splashing is only possible if the liquid may lose its continuity when subject to high negative pressures, and this is simulated adopting a tensile limit for the material model.</text:p>
      <text:p text:style-name="Text_20_body">The simulations show that the liquid reaches a maximum value of the splashing velocity in a time lower than the pulse duration of 1ms, and the maximum value is 0.6m/s.</text:p>
      <text:p text:style-name="Text_20_body">A simple analytical model have been developed to cross check the numerical results, a higher bound of the splashing velocity is calculated as 0.9m/s, confirming the numerical results.</text:p>
      <text:p text:style-name="Text_20_body">The splashing velocity is much lower than the value foreseen due to previous experience with short pulses and is far less dangerous for the design. The maximum height that can reach a free particle with initial speed of 0.6m/s is in fact less than 2cm, and the time required to fall back on the free surface is 0.12s.</text:p>
      <text:p text:style-name="Text_20_body">Some actions can be taken to improve these results: the reflection of the pressure wave from the bottom of the vessel can be minimized with a proper design and the tensile limit of the liquid, that in any case has to be verified with an experiment, can be optimized by filtering the impurities and small bubbles in the liqui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KOPJHF+TimesNewRomanPSMT" svg:font-family="KOPJHF+TimesNewRomanPSMT"/>
    <style:font-face style:name="KPBLMA+MS-Mincho" svg:font-family="KPBLMA+MS-Mincho"/>
    <style:font-face style:name="KOPKCB+TimesNewRomanPSMT" svg:font-family="KOPKCB+TimesNewRomanPSMT" style:font-family-generic="roman"/>
    <style:font-face style:name="TimesNewRomanPS-BoldMT" svg:font-family="TimesNewRomanPS-BoldM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WW8Num3z0" style:family="text">
      <style:text-properties style:use-window-font-color="true" style:font-name="Symbol"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Massidda</meta:initial-creator>
    <meta:creation-date>2011-02-14T14:31:35</meta:creation-date>
    <dc:date>2011-02-16T12:54:24</dc:date>
    <dc:creator>Luca Massidda</dc:creator>
    <meta:editing-duration>PT30H04M46S</meta:editing-duration>
    <meta:editing-cycles>12</meta:editing-cycles>
    <meta:generator>OpenOffice.org/3.2$Linux OpenOffice.org_project/320m19$Build-9505</meta:generator>
    <meta:printed-by>Luca Massidda</meta:printed-by>
    <meta:print-date>2011-02-16T11:29:59</meta:print-date>
    <meta:document-statistic meta:table-count="0" meta:image-count="0" meta:object-count="0" meta:page-count="19" meta:paragraph-count="199" meta:word-count="11344" meta:character-count="67348"/>
  </office:meta>
</office:document-meta>
</file>